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cted Output of Verification Code</text:p>
      <text:p text:style-name="Standard"/>
      <text:p text:style-name="Standard">Training Data:</text:p>
      <text:p text:style-name="Standard"><text:s text:c="40"/>text <text:s text:c="4"/>label</text:p>
      <text:p text:style-name="Standard">0 <text:s text:c="10"/>This is a positive review of the product. <text:s/>positive</text:p>
      <text:p text:style-name="Standard">1 <text:s text:c="13"/>I had a terrible experience with this service. <text:s/>negative</text:p>
      <text:p text:style-name="Standard">2 <text:s text:c="27"/>Great value for the price. <text:s/>positive</text:p>
      <text:p text:style-name="Standard">3 <text:s text:c="32"/>Will not buy again. <text:s/>negative</text:p>
      <text:p text:style-name="Standard">4 <text:s text:c="17"/>Highly recommend this to everyone! <text:s/>positive</text:p>
      <text:p text:style-name="Standard">5 <text:s text:c="22"/>Poor quality, very disappointed. <text:s/>negative</text:p>
      <text:p text:style-name="Standard"/>
      <text:p text:style-name="Standard">Validation Data:</text:p>
      <text:p text:style-name="Standard"><text:s text:c="41"/>text <text:s text:c="4"/>label</text:p>
      <text:p text:style-name="Standard">0 <text:s text:c="11"/>Absolutely loved it, best purchase ever! <text:s/>positive</text:p>
      <text:p text:style-name="Standard">1 <text:s text:c="32"/>Not worth the money. <text:s/>negative</text:p>
      <text:p text:style-name="Standard">2 <text:s text:c="20"/>Will definitely recommend to friends. <text:s/>positive</text:p>
      <text:p text:style-name="Standard">3 <text:s text:c="32"/>Terrible customer service. <text:s/>negative</text:p>
      <text:p text:style-name="Standard">4 <text:s text:c="25"/>Exceeded my expectations! <text:s/>positive</text:p>
      <text:p text:style-name="Standard">5 <text:s text:c="21"/>Product broke after one use. <text:s/>negat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2:28:56.110772281</meta:creation-date>
    <dc:date>2024-11-04T12:29:33.819847405</dc:date>
    <meta:editing-duration>PT38S</meta:editing-duration>
    <meta:editing-cycles>1</meta:editing-cycles>
    <meta:document-statistic meta:table-count="0" meta:image-count="0" meta:object-count="0" meta:page-count="1" meta:paragraph-count="17" meta:word-count="97" meta:character-count="955" meta:non-whitespace-character-count="512"/>
    <meta:generator>1Doc/1.5.0.$MacOSX_AARCH64 LibreOffice_project/2f9b6e7260225c6c2c1401d17cb7be8dc4e3347b</meta:generator>
  </office:meta>
</office:document-meta>
</file>